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iri" svg:font-family="Amiri"/>
    <style:font-face style:name="Lato Black" svg:font-family="'Lato Black'"/>
    <style:font-face style:name="tahoma" svg:font-family="tahoma"/>
    <style:font-face style:name="Times New Roman" svg:font-family="'Times New Roman'" style:font-family-generic="roman"/>
    <style:font-face style:name="FreeSans" svg:font-family="FreeSans" style:font-family-generic="swiss"/>
    <style:font-face style:name="Noto Sans CJK SC Regular" svg:font-family="'Noto Sans CJK SC Regular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fo:font-variant="normal" fo:text-transform="none" style:font-name="Times New Roman1" officeooo:paragraph-rsid="001c8cdd" style:font-name-complex="Times New Roman1"/>
    </style:style>
    <style:style style:name="P2" style:family="paragraph" style:parent-style-name="Text_20_body">
      <style:text-properties fo:font-variant="normal" fo:text-transform="none" style:font-name="Times New Roman1" officeooo:paragraph-rsid="001c8cdd" style:font-name-complex="Times New Roman1" style:font-style-complex="normal" style:font-weight-complex="normal"/>
    </style:style>
    <style:style style:name="P3" style:family="paragraph" style:parent-style-name="Text_20_body">
      <style:text-properties fo:font-variant="normal" fo:text-transform="none" style:font-name="Times New Roman1" fo:font-style="normal" fo:font-weight="normal" officeooo:paragraph-rsid="001c8cdd" style:font-name-complex="Times New Roman1"/>
    </style:style>
    <style:style style:name="P4" style:family="paragraph" style:parent-style-name="Text_20_body">
      <style:text-properties officeooo:paragraph-rsid="001c8cdd"/>
    </style:style>
    <style:style style:name="T1" style:family="text">
      <style:text-properties fo:font-variant="normal" fo:text-transform="none" style:font-name="Times New Roman1" fo:font-style="normal" fo:font-weight="normal" style:font-name-complex="Times New Roman1"/>
    </style:style>
    <style:style style:name="T2" style:family="text">
      <style:text-properties style:font-style-complex="normal" style:font-weight-complex="normal"/>
    </style:style>
    <style:style style:name="T3" style:family="text">
      <style:text-properties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Strong_20_Emphasis"><text:span text:style-name="T1">Фарси-русский словарь</text:span></text:span><text:span text:style-name="T1"> к </text:span><text:span text:style-name="Strong_20_Emphasis"><text:span text:style-name="T1">урокам персидского</text:span></text:span></text:p>
      <text:p text:style-name="P1"><text:span text:style-name="T2">آ</text:span><text:span text:style-name="T3"><text:line-break/></text:span><text:span text:style-name="T2">آب </text:span><text:span text:style-name="T3">āb вода; </text:span><text:span text:style-name="T2">به </text:span><text:span text:style-name="T3">...</text:span><text:span text:style-name="T2">آب دادن   </text:span><text:span text:style-name="T3">beh …āb dādan  поливать ч-л<text:line-break/></text:span><text:span text:style-name="T2">آبان  </text:span><text:span text:style-name="T3">ābān абан (23 октября – 21 ноября)<text:line-break/></text:span><text:span text:style-name="T2">آذر  </text:span><text:span text:style-name="T3">āzar  азар (22 ноября – 21 декабря)<text:line-break/></text:span><text:span text:style-name="T2">آسان  </text:span><text:span text:style-name="T3">āsān легкий<text:line-break/></text:span><text:span text:style-name="T2">آسمان </text:span><text:span text:style-name="T3">āsemān – небо; </text:span><text:span text:style-name="T2">آبی آسمانی </text:span><text:span text:style-name="T3">ābi-ye āsemāni – голубое небо<text:line-break/></text:span><text:span text:style-name="T2">آسود </text:span><text:span text:style-name="T3">āsude удобный; тихий<text:line-break/></text:span><text:span text:style-name="T2">آشپز </text:span><text:span text:style-name="T3">āšpaz  повар<text:line-break/></text:span><text:span text:style-name="T2">آشپز خانه </text:span><text:span text:style-name="T3">āšpaz-xāneh – кухня<text:line-break/></text:span><text:span text:style-name="T2">آقا </text:span><text:span text:style-name="T3">āqā господин<text:line-break/></text:span><text:span text:style-name="T2">آمارش </text:span><text:span text:style-name="T3">āmāreš арифметика<text:line-break/></text:span><text:span text:style-name="T2">آن </text:span><text:span text:style-name="T3">ān – оно; то<text:line-break/></text:span><text:span text:style-name="T2">آمدن – آي </text:span><text:span text:style-name="T3">āmadan – āy    придти, приехать, прибыть: </text:span><text:span text:style-name="T2">هر چه پیش آید، خوش آید </text:span><text:span text:style-name="T3">har če piš āyad, xoš āyad – Что бы ни делалось, всё к лучшему.<text:line-break/></text:span><text:span text:style-name="T2">آماده کردن  </text:span><text:span text:style-name="T3">āmāde kardan приготовить<text:line-break/></text:span><text:span text:style-name="T2">آموختن </text:span><text:span text:style-name="T3">- </text:span><text:span text:style-name="T2">آموز </text:span><text:span text:style-name="T3">āmuxtan – āmuz учить</text:span></text:p>
      <text:p text:style-name="P1"><text:span text:style-name="T2">آنجا </text:span><text:span text:style-name="T3">ānjā там<text:line-break/></text:span><text:span text:style-name="T2">آنها</text:span><text:span text:style-name="T3">ānhā – они<text:line-break/></text:span><text:span text:style-name="T2">آوردن </text:span><text:span text:style-name="T3">- āvardan – принести<text:line-break/></text:span><text:span text:style-name="T2">آهسته </text:span><text:span text:style-name="T3">āheste медленно<text:line-break/></text:span><text:span text:style-name="T2">آینده </text:span><text:span text:style-name="T3">āyandeh  следующий, будущий; </text:span><text:span text:style-name="T2">تابستان آینده </text:span><text:span text:style-name="T3">tābestān-e- āyandeh – в будущее лето  </text:span></text:p>
      <text:p text:style-name="P1"><text:span text:style-name="T2">ا</text:span><text:span text:style-name="T3"><text:line-break/></text:span><text:span text:style-name="T2">ابر  </text:span><text:span text:style-name="T3">abr облако<text:line-break/></text:span><text:span text:style-name="T2">ابري  </text:span><text:span text:style-name="T3">abri облачный<text:line-break/></text:span><text:span text:style-name="T2">اتاق </text:span><text:span text:style-name="T3">otāq комната; </text:span><text:span text:style-name="T2">اتاق اجاره کردن </text:span><text:span text:style-name="T3">otāq ejāreh kardan – снимать комнату; </text:span><text:span text:style-name="T2">اتاق نشیمن  </text:span><text:span text:style-name="T3">otāqe nešiman гостиная; </text:span><text:span text:style-name="T2">اتاق خواب  </text:span><text:span text:style-name="T3">otāqe xāb спальня; </text:span><text:span text:style-name="T2">اتاق ناهار خوری  </text:span><text:span text:style-name="T3">otāqe nāhārxori столовая; </text:span><text:span text:style-name="T2">اتاق پزیرایی  </text:span><text:span text:style-name="T3">otāqe pazirāyi комната для гостей<text:line-break/></text:span><text:span text:style-name="T2">اتوبوس </text:span><text:span text:style-name="T3">otobu:s  автобус<text:line-break/></text:span><text:span text:style-name="T2">احترام  </text:span><text:span text:style-name="T3">ehterām уважение; </text:span><text:span text:style-name="T2">به</text:span><text:span text:style-name="T3">...</text:span><text:span text:style-name="T2">احترام گذشتن  </text:span><text:span text:style-name="T3">be…ehterām gozaštan – уважать кого-либо  <text:line-break/></text:span><text:span text:style-name="T2">اردیبحشت  </text:span><text:span text:style-name="T3">ordibehešt    2. ордибехешт (21 апреля – 21 мая)<text:line-break/></text:span><text:span text:style-name="T2">از – </text:span><text:span text:style-name="T3">az – от, из<text:line-break/></text:span><text:span text:style-name="T2">ازدواج کردن </text:span><text:span text:style-name="T3">ezdevāj kardan  жениться; выйти замуж<text:line-break/></text:span><text:span text:style-name="T2">اسب </text:span><text:span text:style-name="T3">asb – лошадь<text:line-break/></text:span><text:span text:style-name="T2">استاد  </text:span><text:span text:style-name="T3">ostād учитель <text:line-break/></text:span><text:span text:style-name="T2">استفا دادن </text:span><text:span text:style-name="T3">estefā dādan  уйти в отставку<text:line-break/></text:span><text:span text:style-name="T2">اسفند، اسپند  </text:span><text:span text:style-name="T3">esfand, espand  эсфанд, эспанд (20 февраля – 20 марта) <text:line-break/></text:span><text:span text:style-name="T2">اسم </text:span><text:span text:style-name="T3">esm   имя   <text:line-break/></text:span><text:span text:style-name="T2">اشکاف  </text:span><text:span text:style-name="T3">eškāf шкаф <text:line-break/></text:span><text:span text:style-name="T2">اطاعت کردن </text:span><text:span text:style-name="T3">etā'at kardan – подчиниться: </text:span><text:span text:style-name="T2">از </text:span><text:span text:style-name="T3">... </text:span><text:span text:style-name="T2">اطاعت کردن  </text:span><text:span text:style-name="T3">az …  etā 'at kardan – подчиниться чему-либо <text:line-break/></text:span><text:span text:style-name="T2">اظهار امیدواری کردن </text:span><text:span text:style-name="T3">ez hār-e- omidvāri kardan – выразить надежду<text:line-break/></text:span><text:span text:style-name="T2">افتاب </text:span><text:span text:style-name="T3">aftāb солнечный свет <text:line-break/></text:span><text:span text:style-name="T2">افتابى </text:span><text:span text:style-name="T3">aftābi солнечный<text:line-break/></text:span><text:span text:style-name="T2">اکنون</text:span><text:span text:style-name="T3">/</text:span><text:span text:style-name="T2">اینک  </text:span><text:span text:style-name="T3">aknun/inak сейчас<text:line-break/></text:span><text:span text:style-name="T2">امروز </text:span><text:span text:style-name="T3">amru:z сегодня<text:line-break/></text:span><text:span text:style-name="T2">امریکایی  </text:span><text:span text:style-name="T3">amrikāyi американский<text:line-break/></text:span><text:span text:style-name="T2">انشا </text:span><text:span text:style-name="T3">enšā  сочинение     <text:line-break/></text:span><text:span text:style-name="T2">او </text:span><text:span text:style-name="T3">u: - он, она, оно <text:line-break/></text:span><text:span text:style-name="T2">امسال </text:span><text:span text:style-name="T3">emsāl в этом году<text:line-break/></text:span><text:span text:style-name="T2">امشب </text:span><text:span text:style-name="T3">emšab сегодня ночью<text:line-break/></text:span><text:span text:style-name="T2">انتخاب کردن </text:span><text:span text:style-name="T3">entexāb kardan  выбирать<text:line-break/></text:span><text:span text:style-name="T2">انتشار دادن </text:span><text:span text:style-name="T3">entešār dādan  издавать<text:line-break/></text:span><text:span text:style-name="T2">انتقام گرفتن </text:span><text:span text:style-name="T3">enteqām gereftan  отомстить<text:line-break/></text:span><text:span text:style-name="T2">انجام دادن  </text:span><text:span text:style-name="T3">anjām dādan закончить<text:line-break/></text:span><text:span text:style-name="T2">انداختن </text:span><text:span text:style-name="T3">andāxtan бросить (письмо); ... </text:span><text:span text:style-name="T2">را به گریه انداختن </text:span><text:span text:style-name="T3">rā beh geryeh andāxtan – заставить кого-либо плакать; довести кого-либо до слез; ... </text:span><text:span text:style-name="T2">را به خنده انداختن </text:span><text:span text:style-name="T3">rā beh xandeh andāxtan рассмешить кого-либо<text:line-break/></text:span><text:span text:style-name="T2">اندر شدن </text:span><text:span text:style-name="T3">andar šodan войти<text:line-break/></text:span><text:span text:style-name="T2">ايستادن </text:span><text:span text:style-name="T3">istādan стоять             <text:line-break/></text:span><text:span text:style-name="T2">ایشان </text:span><text:span text:style-name="T3">i:šān – они<text:line-break/></text:span><text:span text:style-name="T2">اینجا  </text:span><text:span text:style-name="T3">injā здесь<text:line-break/></text:span><text:span text:style-name="T2">ب</text:span><text:span text:style-name="T3"><text:line-break/></text:span><text:span text:style-name="T2">با </text:span><text:span text:style-name="T3">bā c предлог)<text:line-break/></text:span><text:span text:style-name="T2">بابا </text:span><text:span text:style-name="T3">bābā  папа<text:line-break/></text:span><text:span text:style-name="T2">باختر  </text:span><text:span text:style-name="T3">bāxtar запад<text:line-break/></text:span><text:span text:style-name="T2">باد  </text:span><text:span text:style-name="T3">bād ветер<text:line-break/></text:span><text:span text:style-name="T2">بادبادک </text:span><text:span text:style-name="T3">bād bādak воздушный змей<text:line-break/></text:span><text:span text:style-name="T2">بادکنک  </text:span><text:span text:style-name="T3">bād konak воздушный шар<text:line-break/></text:span><text:span text:style-name="T2">باران </text:span><text:span text:style-name="T3">bārān дождь<text:line-break/></text:span><text:span text:style-name="T2">باریدن  </text:span><text:span text:style-name="T3">bāridan идти (о дожде)   <text:line-break/></text:span><text:span text:style-name="T2">بازار </text:span><text:span text:style-name="T3">bāzār  рынок<text:line-break/></text:span><text:span text:style-name="T2">باز کردن </text:span><text:span text:style-name="T3">bāz kardan открыть<text:line-break/></text:span><text:span text:style-name="T2">بامداد </text:span><text:span text:style-name="T3">bāmdād утро<text:line-break/></text:span><text:span text:style-name="T2">بانوان و آقایان   </text:span><text:span text:style-name="T3">bānuān va āqāyān! – Дамы и господа!<text:line-break/></text:span><text:span text:style-name="T2">باید  </text:span><text:span text:style-name="T3">bāyad должен<text:line-break/></text:span><text:span text:style-name="T2">بچه   </text:span><text:span text:style-name="T3">baččeh ребенок<text:line-break/></text:span><text:span text:style-name="T2">بخش  </text:span><text:span text:style-name="T3">baxš часть<text:line-break/></text:span><text:span text:style-name="T2">بخشیدن </text:span><text:span text:style-name="T3">baxšidan – простить<text:line-break/></text:span><text:soft-page-break/><text:span text:style-name="T2">بد </text:span><text:span text:style-name="T3">bad плохой<text:line-break/></text:span><text:span text:style-name="T2">بدرود گفتن  </text:span><text:span text:style-name="T3">bedrud goftan прощаться<text:line-break/></text:span><text:span text:style-name="T2">بدهکاری </text:span><text:span text:style-name="T3">bedeh kāri долг   <text:line-break/></text:span><text:span text:style-name="T2">بر </text:span><text:span text:style-name="T3">bar:  </text:span><text:span text:style-name="T2">بر داشتن </text:span><text:span text:style-name="T3">bar dāštan взять; </text:span><text:span text:style-name="T2">بر گشتن </text:span><text:span text:style-name="T3">- </text:span><text:span text:style-name="T2">گرد </text:span><text:span text:style-name="T3">bar gaštan (gard) возвращаться <text:line-break/></text:span><text:span text:style-name="T2">برادر </text:span><text:span text:style-name="T3">barādar  брат<text:line-break/></text:span><text:span text:style-name="T2">بز  </text:span><text:span text:style-name="T3">boz коза<text:line-break/></text:span><text:span text:style-name="T2">برف  </text:span><text:span text:style-name="T3">barf снег<text:line-break/></text:span><text:span text:style-name="T2">بریدن </text:span><text:span text:style-name="T3">boridan  резать, рубить<text:line-break/></text:span><text:span text:style-name="T2">بزرگ </text:span><text:span text:style-name="T3">bozorg большой<text:line-break/></text:span><text:span text:style-name="T2">بستن </text:span><text:span text:style-name="T3">bastan  закрывать<text:line-break/></text:span><text:span text:style-name="T2">بسیار  </text:span><text:span text:style-name="T3">besyār очень<text:line-break/></text:span><text:span text:style-name="T2">بشقاب </text:span><text:span text:style-name="T3">bošqāb тарелка<text:line-break/></text:span><text:span text:style-name="T2">بعد از ظهر </text:span><text:span text:style-name="T3">bad-az-zohr после обеда<text:line-break/></text:span><text:span text:style-name="T2">بالای </text:span><text:span text:style-name="T3">bālaye над<text:line-break/></text:span><text:span text:style-name="T2">بردن </text:span><text:span text:style-name="T3">bordan  унести<text:line-break/></text:span><text:span text:style-name="T2">برق </text:span><text:span text:style-name="T3">barq  электричество; </text:span><text:span text:style-name="T2">برق رفت </text:span><text:span text:style-name="T3">barq raft – электричество (свет) отключилось; </text:span><text:span text:style-name="T2">برق آمد </text:span><text:span text:style-name="T3">barq āmad – электричество включилось<text:line-break/></text:span><text:span text:style-name="T2">برنامه </text:span><text:span text:style-name="T3">barnāmeh  план<text:line-break/></text:span><text:span text:style-name="T2">بسوی  </text:span><text:span text:style-name="T3">be suye к <text:line-break/></text:span><text:span text:style-name="T2">بلند شدن </text:span><text:span text:style-name="T3">boland šodan – встать<text:line-break/></text:span><text:span text:style-name="T2">بله </text:span><text:span text:style-name="T3">bale да<text:line-break/></text:span><text:span text:style-name="T2">بنفش  </text:span><text:span text:style-name="T3">banafš пурпурный<text:line-break/></text:span><text:span text:style-name="T2">بودن </text:span><text:span text:style-name="T3">- </text:span><text:span text:style-name="T2">بود </text:span><text:span text:style-name="T3">bu:dan- bu:d  быть <text:line-break/></text:span><text:span text:style-name="T2">بستنی  </text:span><text:span text:style-name="T3">bastani мороженое<text:line-break/></text:span><text:span text:style-name="T2">بلیت </text:span><text:span text:style-name="T3">belit билет; </text:span><text:span text:style-name="T2">بلیت هواپیما </text:span><text:span text:style-name="T3">beli:t-e- havā peimā - билет на самолет       <text:line-break/></text:span><text:span text:style-name="T2">بمب </text:span><text:span text:style-name="T3">bomb бомба<text:line-break/></text:span><text:span text:style-name="T2">بودن </text:span><text:span text:style-name="T3">budan быть<text:line-break/></text:span><text:span text:style-name="T2">بوسیدن </text:span><text:span text:style-name="T3">bu:sidan целовать<text:line-break/></text:span><text:span text:style-name="T2">بولدوزر </text:span><text:span text:style-name="T3">boldozer – бульдозер<text:line-break/></text:span><text:span text:style-name="T2">به – </text:span><text:span text:style-name="T3">be – в, на (предлог направления)<text:line-break/></text:span><text:span text:style-name="T2">بهار </text:span><text:span text:style-name="T3">bahār весна<text:line-break/></text:span><text:span text:style-name="T2">بهبود بخشیدن </text:span><text:span text:style-name="T3">behbu:d baxšidan  улучшать<text:line-break/></text:span><text:span text:style-name="T2">بهمن  </text:span><text:span text:style-name="T3">bahman  бахман (21 января – 19 февраля)<text:line-break/></text:span><text:span text:style-name="T2">بیدار شدن </text:span><text:span text:style-name="T3">- </text:span><text:span text:style-name="T2">شو  </text:span><text:span text:style-name="T3">bidār šodan (šav)  проснуться<text:line-break/></text:span><text:span text:style-name="T2">بیدار کردن </text:span><text:span text:style-name="T3">bidār kardan разбудить<text:line-break/></text:span><text:span text:style-name="T2">بیرون </text:span><text:span text:style-name="T3">biru:n снаружи   <text:line-break/></text:span><text:span text:style-name="T2">پ</text:span></text:p>
      <text:p text:style-name="P1"><text:span text:style-name="T2">پا </text:span><text:span text:style-name="T3">pā – нога<text:line-break/></text:span><text:span text:style-name="T2">پارسال </text:span><text:span text:style-name="T3">pār sāl  в прошлом году<text:line-break/></text:span><text:span text:style-name="T2">پارسی  </text:span><text:span text:style-name="T3">pārsi персидский<text:line-break/></text:span><text:span text:style-name="T2">پاسپورت </text:span><text:span text:style-name="T3">pāsport – паспорт<text:line-break/></text:span><text:span text:style-name="T2">پاسخ </text:span><text:span text:style-name="T3">pāsox ответ<text:line-break/></text:span><text:span text:style-name="T2">پارک نردن </text:span><text:span text:style-name="T3">pārk kardan припарковать<text:line-break/></text:span><text:span text:style-name="T2">پاک کردن </text:span><text:span text:style-name="T3">pāk kardan чистить<text:line-break/></text:span><text:span text:style-name="T2">پاکت  </text:span><text:span text:style-name="T3">pākat конверт<text:line-break/></text:span><text:span text:style-name="T2">پاکیزه  </text:span><text:span text:style-name="T3">pākize чистый<text:line-break/></text:span><text:span text:style-name="T2">پاییز </text:span><text:span text:style-name="T3">pāyiz осень<text:line-break/></text:span><text:span text:style-name="T2">پتو </text:span><text:span text:style-name="T3">patu  одеяло<text:line-break/></text:span><text:span text:style-name="T2">پختن </text:span><text:span text:style-name="T3">poxtan варить, готовить<text:line-break/></text:span><text:span text:style-name="T2">پخش کرن </text:span><text:span text:style-name="T3">paxš kardan делить<text:line-break/></text:span><text:span text:style-name="T2">پدر </text:span><text:span text:style-name="T3">pedar  отец<text:line-break/></text:span><text:span text:style-name="T2">پرداخت کردن  </text:span><text:span text:style-name="T3">pardāxt kardan  заплатить<text:line-break/></text:span><text:span text:style-name="T2">پرده </text:span><text:span text:style-name="T3">pardeh  занавеска<text:line-break/></text:span><text:span text:style-name="T2">پرسددن </text:span><text:span text:style-name="T3">porsidan  спросить<text:line-break/></text:span><text:span text:style-name="T2">پرنده </text:span><text:span text:style-name="T3">parandeh – птица<text:line-break/></text:span><text:span text:style-name="T2">پرواز دادن، هوا کردن </text:span><text:span text:style-name="T3">parvāz dādan, havā kardan пускать в воздух<text:line-break/></text:span><text:span text:style-name="T2">پروژه </text:span><text:span text:style-name="T3">poru:zheh  проект   <text:line-break/></text:span><text:span text:style-name="T2">پریدن</text:span><text:span text:style-name="T3">... </text:span><text:span text:style-name="T2">روی   </text:span><text:span text:style-name="T3">paridan … ru: ye прыгнуть на<text:line-break/></text:span><text:span text:style-name="T2">پریروز  </text:span><text:span text:style-name="T3">pariru:z  позавчера<text:line-break/></text:span><text:span text:style-name="T2">پستخانه </text:span><text:span text:style-name="T3">postxāne почта<text:line-break/></text:span><text:span text:style-name="T2">پستی </text:span><text:span text:style-name="T3">posti почтальон<text:line-break/></text:span><text:span text:style-name="T2">پسر </text:span><text:span text:style-name="T3">pesar – мальчик<text:line-break/></text:span><text:span text:style-name="T2">پل </text:span><text:span text:style-name="T3">pol – мост<text:line-break/></text:span><text:span text:style-name="T2">پلیس </text:span><text:span text:style-name="T3">polis – полиция          <text:line-break/></text:span><text:span text:style-name="T2">پنجره </text:span><text:span text:style-name="T3">panjereh окно<text:line-break/></text:span><text:span text:style-name="T2">پنج شنبه </text:span><text:span text:style-name="T3">panjšanbe четверг<text:line-break/></text:span><text:span text:style-name="T2">پنیر  </text:span><text:span text:style-name="T3">panir  сыр<text:line-break/></text:span><text:span text:style-name="T2">پیاده </text:span><text:span text:style-name="T3">piyāde пешком<text:line-break/></text:span><text:span text:style-name="T2">پیانو </text:span><text:span text:style-name="T3">piyāno пианино<text:line-break/></text:span><text:span text:style-name="T2">پیدا کردن </text:span><text:span text:style-name="T3">peidā kardan  найти<text:line-break/></text:span><text:span text:style-name="T2">پیر </text:span><text:span text:style-name="T3">pir  старый; </text:span><text:span text:style-name="T2">پیر مرد </text:span><text:span text:style-name="T3">pi:r mard – старик   <text:line-break/></text:span><text:span text:style-name="T2">پیراهن </text:span><text:span text:style-name="T3">pirāhan  рубашка<text:line-break/></text:span><text:span text:style-name="T2">پیش </text:span><text:span text:style-name="T3">piš тому назад; </text:span><text:span text:style-name="T2">سه روز پیش </text:span><text:span text:style-name="T3">seh ru:z-e- piš 3 дня тому назад<text:line-break/></text:span><text:span text:style-name="T2">پیش بند  </text:span><text:span text:style-name="T3">pišband фартук<text:line-break/></text:span><text:span text:style-name="T2">پیشنهاد </text:span><text:span text:style-name="T3">pišnahād  предложение<text:line-break/></text:span><text:span text:style-name="T2">ث</text:span><text:span text:style-name="T3"><text:line-break/></text:span><text:span text:style-name="T2">ثانيه </text:span><text:span text:style-name="T3">sāniye секунда<text:line-break/></text:span><text:span text:style-name="T2">ت</text:span><text:span text:style-name="T3"><text:line-break/></text:span><text:span text:style-name="T2">تا </text:span><text:span text:style-name="T3">tā – до; штука<text:line-break/></text:span><text:span text:style-name="T2">تابستان  </text:span><text:span text:style-name="T3">tābestān лето<text:line-break/></text:span><text:span text:style-name="T2">تابيدن </text:span><text:span text:style-name="T3">- </text:span><text:span text:style-name="T2">تابـ </text:span><text:span text:style-name="T3">tābidan (tāb) светить<text:line-break/></text:span><text:span text:style-name="T2">تاریخ  </text:span><text:span text:style-name="T3">tārix история<text:line-break/></text:span><text:span text:style-name="T2">تازه  </text:span><text:span text:style-name="T3">tāzeh  новый<text:line-break/></text:span><text:span text:style-name="T2">تاکسی </text:span><text:span text:style-name="T3">tāksi  такси; </text:span><text:span text:style-name="T2">راننده تاکسی </text:span><text:span text:style-name="T3">rānandeh ye tāksi  таксист<text:line-break/></text:span><text:span text:style-name="T2">تجربه کردن </text:span><text:span text:style-name="T3">tajrobeh kardan  пережить<text:line-break/></text:span><text:span text:style-name="T2">تختخواب  </text:span><text:span text:style-name="T3">taxte-xāb постель  <text:line-break/></text:span><text:span text:style-name="T2">تخته پاک کن </text:span><text:span text:style-name="T3">taxtepākkon стерка, тряпка для доски<text:line-break/></text:span><text:soft-page-break/><text:span text:style-name="T2">تخته سیاه </text:span><text:span text:style-name="T3">taxte-ye syāh черная доска, классная доска<text:line-break/></text:span><text:span text:style-name="T2">ترجیح دادن </text:span><text:span text:style-name="T3">tarji:h dādan  предпочитать<text:line-break/></text:span><text:span text:style-name="T2">ترک کردن </text:span><text:span text:style-name="T3">tark kardan  покинуть<text:line-break/></text:span><text:span text:style-name="T2">ترکاندن </text:span><text:span text:style-name="T3">tarekāndan сломать<text:line-break/></text:span><text:span text:style-name="T2">ترکیدن   </text:span><text:span text:style-name="T3">tarekidan сломаться<text:line-break/></text:span><text:span text:style-name="T2">تصادف </text:span><text:span text:style-name="T3">tasādof  авария; </text:span><text:span text:style-name="T2">تصادف ماشین </text:span><text:span text:style-name="T3">tasādof-e- māšin – автомобильная авария; </text:span><text:span text:style-name="T2">بطور تصادفی </text:span><text:span text:style-name="T3">betor-e- tasādofi – случайно  <text:line-break/></text:span><text:span text:style-name="T2">تعمیر کردن </text:span><text:span text:style-name="T3">tami:r kardan  чинить <text:line-break/></text:span><text:span text:style-name="T2">تغییر دادن </text:span><text:span text:style-name="T3">taqi:r dādan  изменить<text:line-break/></text:span><text:span text:style-name="T2">تقریبا </text:span><text:span text:style-name="T3">taqriban примерно<text:line-break/></text:span><text:span text:style-name="T2">تکه </text:span><text:span text:style-name="T3">tekke кусок<text:line-break/></text:span><text:span text:style-name="T2">تگرگ  </text:span><text:span text:style-name="T3">tagarg град  <text:line-break/></text:span><text:span text:style-name="T2">تمیز کردن </text:span><text:span text:style-name="T3">tami:z kardan чистить<text:line-break/></text:span><text:span text:style-name="T2">به</text:span><text:span text:style-name="T3">... </text:span><text:span text:style-name="T2">تلفن کردن تلفن کردن </text:span><text:span text:style-name="T3">telefon kardan  позвонить;  beh … telefon kardan  позвонить кому-либо<text:line-break/></text:span><text:span text:style-name="T2">تلویزیون </text:span><text:span text:style-name="T3">televiziyu:n – телевизор; </text:span><text:span text:style-name="T2">تلويزيون رنگی </text:span><text:span text:style-name="T3">televiziyu:n-e- rangi – цветной телевизор; </text:span><text:span text:style-name="T2">تلويزيون سياه و سفيد </text:span><text:span text:style-name="T3">televiziyu:n-e- siyāh-o- sefid – черно-белый телевизор<text:line-break/></text:span><text:span text:style-name="T2">تمبر </text:span><text:span text:style-name="T3">tambr почтовая марка<text:line-break/></text:span><text:span text:style-name="T2">تند  </text:span><text:span text:style-name="T3">tond быстро<text:line-break/></text:span><text:span text:style-name="T2">تنگ  </text:span><text:span text:style-name="T3">tang узкий<text:line-break/></text:span><text:span text:style-name="T2">تنها </text:span><text:span text:style-name="T3">tanhā  один<text:line-break/></text:span><text:span text:style-name="T2">تو </text:span><text:span text:style-name="T3">to – ты<text:line-break/></text:span><text:span text:style-name="T2">توپ  </text:span><text:span text:style-name="T3">tu:p мяч<text:line-break/></text:span><text:span text:style-name="T2">تیر  </text:span><text:span text:style-name="T3">tir  тир (22 июня – 22 июля)<text:line-break/></text:span><text:span text:style-name="T2">تیره </text:span><text:span text:style-name="T3">ti:reh – темный; </text:span><text:span text:style-name="T2">رنگ تیره </text:span><text:span text:style-name="T3">rang-e- ti:reh – темный цвет <text:line-break/></text:span><text:span text:style-name="T2">تیز کردن </text:span><text:span text:style-name="T3">ti:z kardan точить <text:line-break/></text:span><text:span text:style-name="T2">ج</text:span><text:span text:style-name="T3"><text:line-break/></text:span><text:span text:style-name="T2">جانور  </text:span><text:span text:style-name="T3">jānvar животное<text:line-break/></text:span><text:span text:style-name="T2">جایزه </text:span><text:span text:style-name="T3">jāyezeh  награда<text:line-break/></text:span><text:span text:style-name="T2">جریمه کردن  </text:span><text:span text:style-name="T3">jarimeh kardan  оштрафовать<text:line-break/></text:span><text:span text:style-name="T2">جشن گرفتن </text:span><text:span text:style-name="T3">jašn gereftan  праздновать<text:line-break/></text:span><text:span text:style-name="T2">جشن تولد </text:span><text:span text:style-name="T3">jašn-e- tavallod  празднование дня рождения <text:line-break/></text:span><text:span text:style-name="T2">جعبه </text:span><text:span text:style-name="T3">jabeh – ящик<text:line-break/></text:span><text:span text:style-name="T2">جلو</text:span><text:span text:style-name="T3">/</text:span><text:span text:style-name="T2">پیش  </text:span><text:span text:style-name="T3">jelove/piše перед <text:line-break/></text:span><text:span text:style-name="T2">جمدان  </text:span><text:span text:style-name="T3">jamedān чемодан<text:line-break/></text:span><text:span text:style-name="T2">جمعه </text:span><text:span text:style-name="T3">jom'e пятница<text:line-break/></text:span><text:span text:style-name="T2">خغرافی </text:span><text:span text:style-name="T3">joqrāfi география<text:line-break/></text:span><text:span text:style-name="T2">جنوب </text:span><text:span text:style-name="T3">jonu:b  юг<text:line-break/></text:span><text:span text:style-name="T2">جوان </text:span><text:span text:style-name="T3">javān молодой<text:line-break/></text:span><text:span text:style-name="T2">جیغ زدن   </text:span><text:span text:style-name="T3">jiq zadan визжать, кричать <text:line-break/></text:span><text:span text:style-name="T2">چ</text:span><text:span text:style-name="T3"><text:line-break/></text:span><text:span text:style-name="T2">چاشت </text:span><text:span text:style-name="T3">čāšt - завтрак<text:line-break/></text:span><text:span text:style-name="T2">چاق   </text:span><text:span text:style-name="T3">čāq тучный, жирный; </text:span><text:span text:style-name="T2">پسر چاق   </text:span><text:span text:style-name="T3">pesar-e- čāq жирный мальчик<text:line-break/></text:span><text:span text:style-name="T2">چاقو </text:span><text:span text:style-name="T3">čāqu:  нож<text:line-break/></text:span><text:span text:style-name="T2">چای  </text:span><text:span text:style-name="T3">čāy чай     <text:line-break/></text:span><text:span text:style-name="T2">چراغ </text:span><text:span text:style-name="T3">čerāq лампа<text:line-break/></text:span><text:span text:style-name="T2">چسباندن </text:span><text:span text:style-name="T3">časbāndan приклеить<text:line-break/></text:span><text:span text:style-name="T2">چشم </text:span><text:span text:style-name="T3">čašm глаз<text:line-break/></text:span><text:span text:style-name="T2">چندین </text:span><text:span text:style-name="T3">čandin  несколько<text:line-break/></text:span><text:span text:style-name="T2">چه </text:span><text:span text:style-name="T3">če? что? </text:span><text:span text:style-name="T2">چه چیز را؟ </text:span><text:span text:style-name="T3">čeh či:z rā - что? </text:span><text:span text:style-name="T2">چه کس را؟ </text:span><text:span text:style-name="T3">čeh kas rā - кого?<text:line-break/></text:span><text:span text:style-name="T2">چهار شنبه‌  </text:span><text:span text:style-name="T3">čahāršanbe среда<text:line-break/></text:span><text:span text:style-name="T2">چیزی </text:span><text:span text:style-name="T3">čizi: что-нибудь   </text:span></text:p>
      <text:p text:style-name="P2">ح</text:p>
      <text:p text:style-name="P1"><text:span text:style-name="T2">حال </text:span><text:span text:style-name="T3">hāl состояние; </text:span><text:span text:style-name="T2">حال شما چطور است؟ </text:span><text:span text:style-name="T3">hāl-e šomā čhe-tour ast? Как твои дела?<text:line-break/></text:span><text:span text:style-name="T2">حساب </text:span><text:span text:style-name="T3">hesāb арифметика; </text:span><text:span text:style-name="T2">حساب حساب است، کاکا برادر </text:span><text:span text:style-name="T3">hesāb hesāb ast, kākā barādar – Дружба дружбой, а табачок врозь; </text:span><text:span text:style-name="T2">روی </text:span><text:span text:style-name="T3">... </text:span><text:span text:style-name="T2">حساب نردن </text:span><text:span text:style-name="T3">ru: ye … hesāb kardan полагаться на что-л., кого-л.<text:line-break/></text:span><text:span text:style-name="T2">حمام  </text:span><text:span text:style-name="T3">hammām ванная</text:span></text:p>
      <text:p text:style-name="P2">خ</text:p>
      <text:p text:style-name="P1"><text:span text:style-name="T2">خاكستري </text:span><text:span text:style-name="T3">xākestari серый<text:line-break/></text:span><text:span text:style-name="T2">خاموش کردن </text:span><text:span text:style-name="T3">xāmu:š kardan  выключить<text:line-break/></text:span><text:span text:style-name="T2">خانم ها و آقایان خانم </text:span><text:span text:style-name="T3">xānom ханум, госпожа; </text:span><text:span text:style-name="T2">خانم جوان </text:span><text:span text:style-name="T3">xānom-e- javān молодая госпожа  xānom-hā va āqāyān! – Дамы и господа!<text:line-break/></text:span><text:span text:style-name="T2">خانواده  </text:span><text:span text:style-name="T3">xānevāde семья<text:line-break/></text:span><text:span text:style-name="T2">خانه </text:span><text:span text:style-name="T3">xāneh – дом <text:line-break/></text:span><text:span text:style-name="T2">خاور </text:span><text:span text:style-name="T3">xāvar восток  <text:line-break/></text:span><text:span text:style-name="T2">خدا </text:span><text:span text:style-name="T3">xodā Господь; </text:span><text:span text:style-name="T2">خدا حافظ </text:span><text:span text:style-name="T3">xoda hāfez до свидания<text:line-break/></text:span><text:span text:style-name="T2">خر  </text:span><text:span text:style-name="T3">xar осел<text:line-break/></text:span><text:span text:style-name="T2">خراب </text:span><text:span text:style-name="T3">xarāb сломанный; </text:span><text:span text:style-name="T2">خراب کردن </text:span><text:span text:style-name="T3">xarāb kardan  сломать, испортить, уничтожить <text:line-break/></text:span><text:span text:style-name="T2">خرداد  </text:span><text:span text:style-name="T3">xordād  хордад (22 мая – 21 июня)<text:line-break/></text:span><text:span text:style-name="T2">خروس  </text:span><text:span text:style-name="T3">xorus петух<text:line-break/></text:span><text:span text:style-name="T2">خریدن – خر </text:span><text:span text:style-name="T3">xaridan – xar    купить<text:line-break/></text:span><text:span text:style-name="T2">خندیدن   </text:span><text:span text:style-name="T3">xandidan смеяться<text:line-break/></text:span><text:span text:style-name="T2">خواب </text:span><text:span text:style-name="T3">xāb - сон   <text:line-break/></text:span><text:span text:style-name="T2">خوابیدن – خوابـ </text:span><text:span text:style-name="T3">xābidan (xāb) спать<text:line-break/></text:span><text:span text:style-name="T2">خواستن </text:span><text:span text:style-name="T3">- </text:span><text:span text:style-name="T2">خواه  </text:span><text:span text:style-name="T3">xāstan (xāh) хотеть  <text:line-break/></text:span><text:span text:style-name="T2">خواندن – خوان </text:span><text:span text:style-name="T3">xāndan – xān    читать <text:line-break/></text:span><text:span text:style-name="T2">خواهر </text:span><text:span text:style-name="T3">xāhar  сестра<text:line-break/></text:span><text:span text:style-name="T2">خوب </text:span><text:span text:style-name="T3">xub хороший; хорошо; </text:span><text:span text:style-name="T2">من خوبم </text:span><text:span text:style-name="T3">man xubam я </text:span><text:soft-page-break/><text:span text:style-name="T3">поживаю хорошо<text:line-break/></text:span><text:span text:style-name="T2">خودرو </text:span><text:span text:style-name="T3">xodrow автомобиль<text:line-break/></text:span><text:span text:style-name="T2">خوردن – خور </text:span><text:span text:style-name="T3">xordan – xor    есть, кушать; </text:span><text:span text:style-name="T2">خوراک خوردن </text:span><text:span text:style-name="T3">xorāk xordan принимать пищу<text:line-break/></text:span><text:span text:style-name="T2">خورشيد </text:span><text:span text:style-name="T3">xoršid солнце<text:line-break/></text:span><text:span text:style-name="T2">خوشامد گفتن  </text:span><text:span text:style-name="T3">xošāmad goftan приветствовать<text:line-break/></text:span><text:span text:style-name="T2">خوش آمدید </text:span><text:span text:style-name="T3">khoš āmadid  добро пожаловать<text:line-break/></text:span><text:span text:style-name="T2">خوشحال </text:span><text:span text:style-name="T3">xošhāl  счастливый </text:span><text:span text:style-name="T2">خوشحال شدن  </text:span><text:span text:style-name="T3">xošhāl šodan обрадоваться<text:line-break/></text:span><text:span text:style-name="T2">خوشقیافه </text:span><text:span text:style-name="T3">xoš-kiyafe красивый <text:line-break/></text:span><text:span text:style-name="T2">خیابان </text:span><text:span text:style-name="T3">xiābān  улица<text:line-break/></text:span><text:span text:style-name="T2">خیلی  </text:span><text:span text:style-name="T3">xeyli очень</text:span></text:p>
      <text:p text:style-name="P1"><text:span text:style-name="T2">د</text:span><text:span text:style-name="T3"><text:line-break/></text:span><text:span text:style-name="T2">داور </text:span><text:span text:style-name="T3">dāvar – судья, рефери<text:line-break/></text:span><text:span text:style-name="T2">درست </text:span><text:span text:style-name="T3">dorost правильно; ровно<text:line-break/></text:span><text:span text:style-name="T2">دادن – ده </text:span><text:span text:style-name="T3">dādan – deh    дать<text:line-break/></text:span><text:span text:style-name="T2">دارو </text:span><text:span text:style-name="T3">dāru: - лекарство <text:line-break/></text:span><text:span text:style-name="T2">داشتن – دار </text:span><text:span text:style-name="T3">dāštan – dār    иметь; </text:span><text:span text:style-name="T2">من دارم </text:span><text:span text:style-name="T3">man dāram – у меня есть, я имею<text:line-break/></text:span><text:span text:style-name="T2">دانستن – دان </text:span><text:span text:style-name="T3">dānestan – dān    знать<text:line-break/></text:span><text:span text:style-name="T2">دانش آموز </text:span><text:span text:style-name="T3">dānešāmu:z студент<text:line-break/></text:span><text:span text:style-name="T2">دختر </text:span><text:span text:style-name="T3">doxtar  девочка, дочь<text:line-break/></text:span><text:span text:style-name="T2">در </text:span><text:span text:style-name="T3">dar 1. в; 2. дверь; </text:span><text:span text:style-name="T2">در زدن </text:span><text:span text:style-name="T3">dar zadan – постучать в дверь <text:line-break/></text:span><text:span text:style-name="T2">دراز </text:span><text:span text:style-name="T3">derāz длинный<text:line-break/></text:span><text:span text:style-name="T2">درخت </text:span><text:span text:style-name="T3">deraxt  дерево<text:line-break/></text:span><text:span text:style-name="T2">درخشیدن </text:span><text:span text:style-name="T3">deraхšidan  светить<text:line-break/></text:span><text:span text:style-name="T2">درس </text:span><text:span text:style-name="T3">dars урок; </text:span><text:span text:style-name="T2">درس دادن </text:span><text:span text:style-name="T3">- </text:span><text:span text:style-name="T2">دهد </text:span><text:span text:style-name="T3">dars dādan (dahad) преподавать; </text:span><text:span text:style-name="T2">درس خواندن </text:span><text:span text:style-name="T3">- </text:span><text:span text:style-name="T2">خواند </text:span><text:span text:style-name="T3">dars xāndan (xānad) учиться<text:line-break/></text:span><text:span text:style-name="T2">دروازه </text:span><text:span text:style-name="T3">darvāzeh  ворота<text:line-break/></text:span><text:span text:style-name="T2">دریافت کردن </text:span><text:span text:style-name="T3">daryāft kardan – получить<text:line-break/></text:span><text:span text:style-name="T2">دزدیدن </text:span><text:span text:style-name="T3">dozdidan украсть<text:line-break/></text:span><text:span text:style-name="T2">دست </text:span><text:span text:style-name="T3">dast  рука; </text:span><text:span text:style-name="T2">دست زدن </text:span><text:span text:style-name="T3">dast zadan трогать; </text:span><text:span text:style-name="T2">به</text:span><text:span text:style-name="T3">... </text:span><text:span text:style-name="T2">دست زدن </text:span><text:span text:style-name="T3">beh … dast zadan трогать что-л.  ; </text:span><text:span text:style-name="T2">دست شما درد نکنه </text:span><text:span text:style-name="T3">dast-e šomā dard nakone  да не заболит ваша рука! (= спасибо) </text:span><text:span text:style-name="T2">دست دادن </text:span><text:span text:style-name="T3">(</text:span><text:span text:style-name="T2">ده</text:span><text:span text:style-name="T3">) dast dādan (deh) пожать руку<text:line-break/></text:span><text:span text:style-name="T2">دعا </text:span><text:span text:style-name="T3">doā молитва </text:span><text:span text:style-name="T2">برای </text:span><text:span text:style-name="T3">... </text:span><text:span text:style-name="T2">دعا کردن </text:span><text:span text:style-name="T3">barāye … doā kardan – молиться за кого-либо<text:line-break/></text:span><text:span text:style-name="T2">دعوت کردن</text:span><text:span text:style-name="T3">da’vat kardan  пригласить<text:line-break/></text:span><text:span text:style-name="T2">دفتر </text:span><text:span text:style-name="T3">daftar тетрадь; контора, офис<text:line-break/></text:span><text:span text:style-name="T2">دقیقه </text:span><text:span text:style-name="T3">daqiqe минута<text:line-break/></text:span><text:span text:style-name="T2">دم </text:span><text:span text:style-name="T3">dom  хвост<text:line-break/></text:span><text:span text:style-name="T2">دنبال </text:span><text:span text:style-name="T3">... </text:span><text:span text:style-name="T2">گشتن  </text:span><text:span text:style-name="T3">donbāl-e … gaštan  искать кого-л., что-либо<text:line-break/></text:span><text:span text:style-name="T2">دنبال کردن </text:span><text:span text:style-name="T3">donbāl kardan  последовать<text:line-break/></text:span><text:span text:style-name="T2">دو </text:span><text:span text:style-name="T3">do – два<text:line-break/></text:span><text:span text:style-name="T2">دوچرخه   </text:span><text:span text:style-name="T3">dočarxeh велосипед<text:line-break/></text:span><text:span text:style-name="T2">دور </text:span><text:span text:style-name="T3">dowr вокруг; dur далеко</text:span></text:p>
      <text:p text:style-name="P1"><text:span text:style-name="T2">دوست </text:span><text:span text:style-name="T3">du:st – друг; </text:span><text:span text:style-name="T2">دوست داشتن  </text:span><text:span text:style-name="T3">du:st dāštan любить; </text:span><text:span text:style-name="T2">دوست دختر </text:span><text:span text:style-name="T3">du:st doxtar – подруга; </text:span><text:span text:style-name="T2">دوست پسر </text:span><text:span text:style-name="T3">du:st pesar – друг (boyfriend)<text:line-break/></text:span><text:span text:style-name="T2">دوشنبه </text:span><text:span text:style-name="T3">došanbe понедельник<text:line-break/></text:span><text:span text:style-name="T2">دولت </text:span><text:span text:style-name="T3">dolat  правительство<text:line-break/></text:span><text:span text:style-name="T2">دوم  </text:span><text:span text:style-name="T3">dovvom        второй <text:line-break/></text:span><text:span text:style-name="T2">ده  </text:span><text:span text:style-name="T3">deh деревня<text:line-break/></text:span><text:span text:style-name="T2">ده نشین </text:span><text:span text:style-name="T3">dehnešin деревенский житель, селянин<text:line-break/></text:span><text:span text:style-name="T2">دی  </text:span><text:span text:style-name="T3">dey дей (22 декабря – 20 января)<text:line-break/></text:span><text:span text:style-name="T2">دیدن – بین </text:span><text:span text:style-name="T3">didan – bin    видеть; </text:span><text:span text:style-name="T2">از</text:span><text:span text:style-name="T3">... </text:span><text:span text:style-name="T2">دیدن کردن </text:span><text:span text:style-name="T3">az… didan kardan посетить… : </text:span><text:span text:style-name="T2">او هفته گذشته از دو کشور</text:span><text:span text:style-name="T3">. </text:span><text:span text:style-name="T2">دیدن کرد </text:span><text:span text:style-name="T3">u: hafteh ye gozašteh az do kešvar didan kard он на прошлой неделе посетил две страны<text:line-break/></text:span><text:span text:style-name="T2">دیدنی  </text:span><text:span text:style-name="T3">didani достойный того, чтобы увидеть<text:line-break/></text:span><text:span text:style-name="T2">دیروز </text:span><text:span text:style-name="T3">di:ru:z вчера<text:line-break/></text:span><text:span text:style-name="T2">دیشب </text:span><text:span text:style-name="T3">dišab  вчера вечером<text:line-break/></text:span><text:span text:style-name="T2">دیگر   </text:span><text:span text:style-name="T3">digar больше не<text:line-break/></text:span><text:span text:style-name="T2">ديگري  </text:span><text:span text:style-name="T3">digari другой<text:line-break/></text:span><text:span text:style-name="T2">ر</text:span><text:span text:style-name="T3"><text:line-break/></text:span><text:span text:style-name="T2">راننده </text:span><text:span text:style-name="T3">rānandeh  водитель<text:line-break/></text:span><text:span text:style-name="T2">راهنمايي‌ كردن‌ </text:span><text:span text:style-name="T3">rāhnamāyi kardan провести, проводить<text:line-break/></text:span><text:span text:style-name="T2">ربع </text:span><text:span text:style-name="T3">rob’ четверть<text:line-break/></text:span><text:span text:style-name="T2">رسیدن  </text:span><text:span text:style-name="T3">rasidan добраться, достичь<text:line-break/></text:span><text:span text:style-name="T2">رفتن – رو </text:span><text:span text:style-name="T3">raftan – rav    идти, ехать; </text:span><text:span text:style-name="T2">به</text:span><text:span text:style-name="T3">... </text:span><text:span text:style-name="T2">رفتن </text:span><text:span text:style-name="T3">beh … raftan идти в …<text:line-break/></text:span><text:span text:style-name="T2">رنگ </text:span><text:span text:style-name="T3">rang цвет<text:line-break/></text:span><text:span text:style-name="T2">روز </text:span><text:span text:style-name="T3">ruz день<text:line-break/></text:span><text:span text:style-name="T2">روش </text:span><text:span text:style-name="T3">raveš способ, метод   <text:line-break/></text:span><text:span text:style-name="T2">روشن </text:span><text:span text:style-name="T3">rowšan светлый; </text:span><text:span text:style-name="T2">روشن کردن  </text:span><text:span text:style-name="T3">rowšan kardan  включить; </text:span><text:span text:style-name="T2">رنگ روشن </text:span><text:span text:style-name="T3">rang-e- rowšan – яркий цвет<text:line-break/></text:span><text:span text:style-name="T2">روشویی </text:span><text:span text:style-name="T3">rušuyi ванна; туалет<text:line-break/></text:span><text:span text:style-name="T2">روی  </text:span><text:span text:style-name="T3">ruye на<text:line-break/></text:span><text:span text:style-name="T2">رییس جمهور </text:span><text:span text:style-name="T3">rai:s-e- jomhu:r  президент<text:line-break/></text:span><text:span text:style-name="T2">ز</text:span><text:span text:style-name="T3"><text:line-break/></text:span><text:span text:style-name="T2">زبان  </text:span><text:span text:style-name="T3">zabān язык<text:line-break/></text:span><text:span text:style-name="T2">زحمی کردن </text:span><text:span text:style-name="T3">zaxmi kardan – нанести вред, причинить боль<text:line-break/></text:span><text:span text:style-name="T2">زدن – زن </text:span><text:span text:style-name="T3">zadan – zan    ударить, коснуться<text:line-break/></text:span><text:span text:style-name="T2">زرد </text:span><text:span text:style-name="T3">zard желтый<text:line-break/></text:span><text:span text:style-name="T2">زلزله </text:span><text:span text:style-name="T3">zelzeleh землетрясение<text:line-break/></text:span><text:span text:style-name="T2">زمستان  </text:span><text:span text:style-name="T3">zemestān зима<text:line-break/></text:span><text:span text:style-name="T2">زمين </text:span><text:span text:style-name="T3">zamin земля<text:line-break/></text:span><text:span text:style-name="T2">زن </text:span><text:span text:style-name="T3">zan – женщина; жена<text:line-break/></text:span><text:soft-page-break/><text:span text:style-name="T2">زندانی کردن  </text:span><text:span text:style-name="T3">zendāni kardan  посадить в тюрьму<text:line-break/></text:span><text:span text:style-name="T2">زنگ‌ زدن‌ </text:span><text:span text:style-name="T3">zang zadan позвонить<text:line-break/></text:span><text:span text:style-name="T2">زیر  </text:span><text:span text:style-name="T3">zir под<text:line-break/></text:span><text:span text:style-name="T2">زیرا </text:span><text:span text:style-name="T3">zirā так как, потому что<text:line-break/></text:span><text:span text:style-name="T2">س</text:span></text:p>
      <text:p text:style-name="P1"><text:span text:style-name="T2">ساختن </text:span><text:span text:style-name="T3">sāxtan  строить<text:line-break/></text:span><text:span text:style-name="T2">ساعت </text:span><text:span text:style-name="T3">sāat – час<text:line-break/></text:span><text:span text:style-name="T2">سال </text:span><text:span text:style-name="T3">sāl год </text:span><text:span text:style-name="T2">سال نو </text:span><text:span text:style-name="T3">sāl-e- no – Новый Год<text:line-break/></text:span><text:span text:style-name="T2">سالم  </text:span><text:span text:style-name="T3">sālem благополучно<text:line-break/></text:span><text:span text:style-name="T2">صبحانه </text:span><text:span text:style-name="T3">sobhāneh завтрак<text:line-break/></text:span><text:span text:style-name="T2">سبد </text:span><text:span text:style-name="T3">sabad – корзина<text:line-break/></text:span><text:span text:style-name="T2">سبز </text:span><text:span text:style-name="T3">sabz зеленый<text:line-break/></text:span><text:span text:style-name="T2">سپس  </text:span><text:span text:style-name="T3">sepas затем<text:line-break/></text:span><text:span text:style-name="T2">ستاره‌ </text:span><text:span text:style-name="T3">setāre звезда<text:line-break/></text:span><text:span text:style-name="T2">سر </text:span><text:span text:style-name="T3">sar голова<text:line-break/></text:span><text:span text:style-name="T2">سرخ </text:span><text:span text:style-name="T3">sorx красный <text:line-break/></text:span><text:span text:style-name="T2">سرد  </text:span><text:span text:style-name="T3">sard        холодный<text:line-break/></text:span><text:span text:style-name="T2">سفر  </text:span><text:span text:style-name="T3">safar поездка<text:line-break/></text:span><text:span text:style-name="T2">سفید، سپید </text:span><text:span text:style-name="T3">sefid/sepid белый  <text:line-break/></text:span><text:span text:style-name="T2">سگ </text:span><text:span text:style-name="T3">sag собака<text:line-break/></text:span><text:span text:style-name="T2">سلام </text:span><text:span text:style-name="T3">salām привет<text:line-break/></text:span><text:span text:style-name="T2">سلامت </text:span><text:span text:style-name="T3">salāmat здоровье, благополучие; </text:span><text:span text:style-name="T2">بسلامت </text:span><text:span text:style-name="T3">be-salāmat будь здоров, до свидания<text:line-break/></text:span><text:span text:style-name="T2">سوپرمارکت  </text:span><text:span text:style-name="T3">su:permārket супермаркет<text:line-break/></text:span><text:span text:style-name="T2">سودمند  </text:span><text:span text:style-name="T3">sudmand полезный<text:line-break/></text:span><text:span text:style-name="T2">سوزن   </text:span><text:span text:style-name="T3">su:zan игла<text:line-break/></text:span><text:span text:style-name="T2">سه شنبه  </text:span><text:span text:style-name="T3">sešanbe вторник<text:line-break/></text:span><text:span text:style-name="T2">سیاه </text:span><text:span text:style-name="T3">syāh черный<text:line-break/></text:span><text:span text:style-name="T2">سير  </text:span><text:span text:style-name="T3">sir темный <text:line-break/></text:span><text:span text:style-name="T2">ش</text:span></text:p>
      <text:p text:style-name="P1"><text:span text:style-name="T2">شاگرد  </text:span><text:span text:style-name="T3">šāgerd ученик <text:line-break/></text:span><text:span text:style-name="T2">شام </text:span><text:span text:style-name="T3">šām ужин            <text:line-break/></text:span><text:span text:style-name="T2">شب </text:span><text:span text:style-name="T3">šab – ночь<text:line-break/></text:span><text:span text:style-name="T2">شدن – شو </text:span><text:span text:style-name="T3">šodan – šav    стать<text:line-break/></text:span><text:span text:style-name="T2">شستن </text:span><text:span text:style-name="T3">šostan мыть<text:line-break/></text:span><text:span text:style-name="T2">شعر </text:span><text:span text:style-name="T3">šer – стихотворение: </text:span><text:span text:style-name="T2">شعر گفتن </text:span><text:span text:style-name="T3">šer goftan – писать стихи<text:line-break/></text:span><text:span text:style-name="T2">شغل </text:span><text:span text:style-name="T3">šoql  работа; занятие<text:line-break/></text:span><text:span text:style-name="T2">شکستن </text:span><text:span text:style-name="T3">šekastan  сломать<text:line-break/></text:span><text:span text:style-name="T2">شلوار </text:span><text:span text:style-name="T3">šalvār – брюки<text:line-break/></text:span><text:span text:style-name="T2">شما  </text:span><text:span text:style-name="T3">- šomā - ты, вы<text:line-break/></text:span><text:span text:style-name="T2">شمال  </text:span><text:span text:style-name="T3">šomāl север<text:line-break/></text:span><text:span text:style-name="T2">شمردن </text:span><text:span text:style-name="T3">šemordan  считать<text:line-break/></text:span><text:span text:style-name="T2">شناختن – شناس </text:span><text:span text:style-name="T3">šenāxtan – šenās знать, быть знакомым с<text:line-break/></text:span><text:span text:style-name="T2">شنبه‌ </text:span><text:span text:style-name="T3">šanbe суббота<text:line-break/></text:span><text:span text:style-name="T2">شوهر </text:span><text:span text:style-name="T3">šohar  муж<text:line-break/></text:span><text:span text:style-name="T2">شهر  </text:span><text:span text:style-name="T3">šahr город<text:line-break/></text:span><text:span text:style-name="T2">شهریور </text:span><text:span text:style-name="T3">šahrivar шахривар (23 августа – 22 сентября)<text:line-break/></text:span><text:span text:style-name="T2">شیر  </text:span><text:span text:style-name="T3">ši:r молоко<text:line-break/></text:span><text:span text:style-name="T2">شیرینی  </text:span><text:span text:style-name="T3">širini конфеты     <text:line-break/></text:span><text:span text:style-name="T2">ص</text:span><text:span text:style-name="T3"><text:line-break/></text:span><text:span text:style-name="T2">صادر کردن  </text:span><text:span text:style-name="T3">sāder kardan выдать, выпустить  <text:line-break/></text:span><text:span text:style-name="T2">صاف </text:span><text:span text:style-name="T3">sāf чистый; ясный, безоблачный       <text:line-break/></text:span><text:span text:style-name="T2">صبح </text:span><text:span text:style-name="T3">sobh утро; </text:span><text:span text:style-name="T2">امروز صبح </text:span><text:span text:style-name="T3">emru:z sobh сегодня утром<text:line-break/></text:span><text:span text:style-name="T2">صحبت </text:span><text:span text:style-name="T3">sohbat разговор; </text:span><text:span text:style-name="T2">صحبت کردن </text:span><text:span text:style-name="T3">sohbat kardan говорить; </text:span><text:span text:style-name="T2">با</text:span><text:span text:style-name="T3">... </text:span><text:span text:style-name="T2">صحبت کردن </text:span><text:span text:style-name="T3">bā … sohbat kardan – разговаривать с…<text:line-break/></text:span><text:span text:style-name="T2">صدا زدن </text:span><text:span text:style-name="T3">sedā zadan позвать<text:line-break/></text:span><text:span text:style-name="T2">صندلی  </text:span><text:span text:style-name="T3">sandali стул<text:line-break/></text:span><text:span text:style-name="T2">صندوق پست </text:span><text:span text:style-name="T3">sandoqe post почтовый ящик<text:line-break/></text:span><text:span text:style-name="T2">صورت  </text:span><text:span text:style-name="T3">surat лицо</text:span></text:p>
      <text:p text:style-name="P1"><text:span text:style-name="T2">ظ</text:span><text:span text:style-name="T3"><text:line-break/></text:span><text:span text:style-name="T2">ظهر</text:span><text:span text:style-name="T3">/</text:span><text:span text:style-name="T2">نیمروز </text:span><text:span text:style-name="T3">zohr/nimruz полдень<text:line-break/></text:span><text:span text:style-name="T2">ع</text:span><text:span text:style-name="T3"><text:line-break/></text:span><text:span text:style-name="T2">به </text:span><text:span text:style-name="T3">... </text:span><text:span text:style-name="T2">عادت کردن </text:span><text:span text:style-name="T3">beh … ādat kardan привыкнуть к чему-либо<text:line-break/></text:span><text:span text:style-name="T2">عصر  </text:span><text:span text:style-name="T3">asr вечер<text:line-break/></text:span><text:span text:style-name="T2">عوض کردن </text:span><text:span text:style-name="T3">avaz kardan  изменить<text:line-break/></text:span><text:span text:style-name="T2">غ</text:span><text:span text:style-name="T3"><text:line-break/></text:span><text:span text:style-name="T2">غایب </text:span><text:span text:style-name="T3">qāyeb – отсутствующий<text:line-break/></text:span><text:span text:style-name="T2">غذا </text:span><text:span text:style-name="T3">qazā пища<text:line-break/></text:span><text:span text:style-name="T2">غروب </text:span><text:span text:style-name="T3">qorub вечер<text:line-break/></text:span><text:span text:style-name="T2">غمگین </text:span><text:span text:style-name="T3">qamgin  грустный</text:span></text:p>
      <text:p text:style-name="P1"><text:span text:style-name="T2">ف</text:span><text:span text:style-name="T3"><text:line-break/></text:span><text:span text:style-name="T2">فراموش کردن </text:span><text:span text:style-name="T3">farāmu:š kardan  забыть<text:line-break/></text:span><text:span text:style-name="T2">فردا </text:span><text:span text:style-name="T3">fardā - завтра   <text:line-break/></text:span><text:span text:style-name="T2">فرستادن </text:span><text:span text:style-name="T3">ferestādan послать<text:line-break/></text:span><text:span text:style-name="T2">فرش </text:span><text:span text:style-name="T3">farš  ковер<text:line-break/></text:span><text:span text:style-name="T2">فرودگاه </text:span><text:span text:style-name="T3">forudgāh аэропорт<text:line-break/></text:span><text:span text:style-name="T2">فروردین  </text:span><text:span text:style-name="T3">farvardin    1. фарвардин (21 марта – 20 апреля)<text:line-break/></text:span><text:span text:style-name="T2">فروختن – فروشـ </text:span><text:span text:style-name="T3">foruxtan – foruš    продать<text:line-break/></text:span><text:span text:style-name="T2">فصل  </text:span><text:span text:style-name="T3">fasl время года, сезон<text:line-break/></text:span><text:span text:style-name="T2">فنجان  </text:span><text:span text:style-name="T3">fenjān чашка<text:line-break/></text:span><text:span text:style-name="T2">فوتبال </text:span><text:span text:style-name="T3">fu:tbāl  футбол<text:line-break/></text:span><text:span text:style-name="T2">فهمیدن  </text:span><text:span text:style-name="T3">fahmidan узнать; осознать</text:span></text:p>
      <text:p text:style-name="P1"><text:span text:style-name="T2">ق</text:span><text:span text:style-name="T3"><text:line-break/></text:span><text:span text:style-name="T2">قانون </text:span><text:span text:style-name="T3">qānu:n  закон<text:line-break/></text:span><text:soft-page-break/><text:span text:style-name="T2">قبول کردن </text:span><text:span text:style-name="T3">qabu:l kardan  принять<text:line-break/></text:span><text:span text:style-name="T2">قد بلند </text:span><text:span text:style-name="T3">qad boland  высокий<text:line-break/></text:span><text:span text:style-name="T2">قد کوتاه  </text:span><text:span text:style-name="T3">qad ku:tāh  невысокий<text:line-break/></text:span><text:span text:style-name="T2">قند  </text:span><text:span text:style-name="T3">qand сахар<text:line-break/></text:span><text:span text:style-name="T2">قهوه‌اي </text:span><text:span text:style-name="T3">qahveyi коричневый </text:span></text:p>
      <text:p text:style-name="P1"><text:span text:style-name="T2">ک</text:span><text:span text:style-name="T3"><text:line-break/></text:span><text:span text:style-name="T2">کاشتن </text:span><text:span text:style-name="T3">kāštan  сажать<text:line-break/></text:span><text:span text:style-name="T2">کاغذ </text:span><text:span text:style-name="T3">kāqaz бумага<text:line-break/></text:span><text:span text:style-name="T2">کامپیوتر </text:span><text:span text:style-name="T3">kāmpiyu:ter  компьютер; </text:span><text:span text:style-name="T2">تازه </text:span><text:span text:style-name="T3">kāmpiyu:ter-e- tāzeh – новый компьютер </text:span><text:span text:style-name="T2">کامپیوتر کهنه </text:span><text:span text:style-name="T3">kāmpiyu:ter-e- kohneh – старый компьютер<text:line-break/></text:span><text:span text:style-name="T2">كت </text:span><text:span text:style-name="T3">kot – пальто<text:line-break/></text:span><text:span text:style-name="T2">کتاب </text:span><text:span text:style-name="T3">ketāb книга<text:line-break/></text:span><text:span text:style-name="T2">کردن – کن </text:span><text:span text:style-name="T3">kardan – kon    делать<text:line-break/></text:span><text:span text:style-name="T2">کسی </text:span><text:span text:style-name="T3">kesi  кто-нибудь<text:line-break/></text:span><text:span text:style-name="T2">کشتزار </text:span><text:span text:style-name="T3">keštzār поле<text:line-break/></text:span><text:span text:style-name="T2">کشتن </text:span><text:span text:style-name="T3">koštan  убить<text:line-break/></text:span><text:span text:style-name="T2">کشور </text:span><text:span text:style-name="T3">kešvar страна<text:line-break/></text:span><text:span text:style-name="T2">کلاس </text:span><text:span text:style-name="T3">kelās класс<text:line-break/></text:span><text:span text:style-name="T2">کلفت </text:span><text:span text:style-name="T3">kolfat служанка<text:line-break/></text:span><text:span text:style-name="T2">کمربند </text:span><text:span text:style-name="T3">kamarband  пояс<text:line-break/></text:span><text:span text:style-name="T2">کمک کردن  </text:span><text:span text:style-name="T3">komak kardan помогать<text:line-break/></text:span><text:span text:style-name="T2">کنار </text:span><text:span text:style-name="T3">kenār рядом с, возле: на<text:line-break/></text:span><text:span text:style-name="T2">کند </text:span><text:span text:style-name="T3">kond медленный<text:line-break/></text:span><text:span text:style-name="T2">کوتاه </text:span><text:span text:style-name="T3">kutāh короткий<text:line-break/></text:span><text:span text:style-name="T2">کوچک </text:span><text:span text:style-name="T3">ku:ček маленький; младший<text:line-break/></text:span><text:span text:style-name="T2">کوک کردن </text:span><text:span text:style-name="T3">kuk kardan заводить (часы)<text:line-break/></text:span><text:span text:style-name="T2">کیک </text:span><text:span text:style-name="T3">keik торт<text:line-break/></text:span><text:span text:style-name="T2">کیف </text:span><text:span text:style-name="T3">ki:f  сумка; </text:span><text:span text:style-name="T2">کیف پول </text:span><text:span text:style-name="T3">ki:f-e- pu:l – кошелек, бумажник</text:span></text:p>
      <text:p text:style-name="P1"><text:span text:style-name="T2">گ</text:span><text:span text:style-name="T3"><text:line-break/></text:span><text:span text:style-name="T2">گاو </text:span><text:span text:style-name="T3">gāv корова<text:line-break/></text:span><text:span text:style-name="T2">گاهی </text:span><text:span text:style-name="T3">gāhi иногда<text:line-break/></text:span><text:span text:style-name="T2">خوش گذشتن  </text:span><text:span text:style-name="T3">xoš gozaštan хорошо проводить время<text:line-break/></text:span><text:span text:style-name="T2">گذشته </text:span><text:span text:style-name="T3">gozašteh  прошлый; </text:span><text:span text:style-name="T2">هفته گذشته </text:span><text:span text:style-name="T3">hafteh ye gozašteh – на прошлой неделе<text:line-break/></text:span><text:span text:style-name="T2">گران </text:span><text:span text:style-name="T3">gerān дорогой<text:line-break/></text:span><text:span text:style-name="T2">گربه </text:span><text:span text:style-name="T3">gorbeh кошка<text:line-break/></text:span><text:span text:style-name="T2">گردش کردن  </text:span><text:span text:style-name="T3">gardeš kardan гулять</text:span></text:p>
      <text:p text:style-name="P1"><text:span text:style-name="T2">گرفتن – گیر </text:span><text:span text:style-name="T3">gereftan – gir    поймать<text:line-break/></text:span><text:span text:style-name="T2">گرم  </text:span><text:span text:style-name="T3">garm теплый; </text:span><text:span text:style-name="T2">گرم کردن </text:span><text:span text:style-name="T3">garm kardan согревать<text:line-break/></text:span><text:span text:style-name="T2">گفتن – گو </text:span><text:span text:style-name="T3">goftan – gu    сказать<text:line-break/></text:span><text:span text:style-name="T2">گل </text:span><text:span text:style-name="T3">gol цветок<text:line-break/></text:span><text:span text:style-name="T2">گم کردن </text:span><text:span text:style-name="T3">gom kardan потерять<text:line-break/></text:span><text:span text:style-name="T2">گمرک </text:span><text:span text:style-name="T3">gomrok таможня<text:line-break/></text:span><text:span text:style-name="T2">گندم </text:span><text:span text:style-name="T3">gandom пшеница<text:line-break/></text:span><text:span text:style-name="T2">گوسپند </text:span><text:span text:style-name="T3">guspand овца<text:line-break/></text:span><text:span text:style-name="T2">گوش </text:span><text:span text:style-name="T3">gu:š – ухо<text:line-break/></text:span><text:span text:style-name="T2">گوشت  </text:span><text:span text:style-name="T3">gu:št мясо<text:line-break/></text:span><text:span text:style-name="T2">گوناگون </text:span><text:span text:style-name="T3">gunāgun другой<text:line-break/></text:span><text:span text:style-name="T2">گیشه </text:span><text:span text:style-name="T3">giše окошко (кассы) <text:line-break/></text:span><text:span text:style-name="T2">ل</text:span></text:p>
      <text:p text:style-name="P1"><text:span text:style-name="T2">لامپ </text:span><text:span text:style-name="T3">lāmp  лампа <text:line-break/></text:span><text:span text:style-name="T2">لباس </text:span><text:span text:style-name="T3">lebās  одежда <text:line-break/></text:span><text:span text:style-name="T2">لغو کردن </text:span><text:span text:style-name="T3">laqv kardan  отложить   <text:line-break/></text:span><text:span text:style-name="T2">لیوان </text:span><text:span text:style-name="T3">livān стекло <text:line-break/></text:span><text:span text:style-name="T2">م</text:span><text:span text:style-name="T3"><text:line-break/>    <text:line-break/></text:span><text:span text:style-name="T2">ما  </text:span><text:span text:style-name="T3">mā – мы<text:line-break/></text:span><text:span text:style-name="T2">مادر </text:span><text:span text:style-name="T3">mādar  мать<text:line-break/></text:span><text:span text:style-name="T2">ماشین </text:span><text:span text:style-name="T3">māšin – машина<text:line-break/></text:span><text:span text:style-name="T2">مامان </text:span><text:span text:style-name="T3">māmān  мама<text:line-break/></text:span><text:span text:style-name="T2">مانند </text:span><text:span text:style-name="T3">mānand подобно, как<text:line-break/></text:span><text:span text:style-name="T2">ماندن  </text:span><text:span text:style-name="T3">māndan оставаться<text:line-break/></text:span><text:span text:style-name="T2">ماه </text:span><text:span text:style-name="T3">māh месяц<text:line-break/></text:span><text:span text:style-name="T2">ماهی </text:span><text:span text:style-name="T3">māhi: рыба<text:line-break/></text:span><text:span text:style-name="T2">متشکّرم </text:span><text:span text:style-name="T3">motašakkeram благодарю<text:line-break/></text:span><text:span text:style-name="T2">متوقف کردن </text:span><text:span text:style-name="T3">motevaqef kardan  остановить<text:line-break/></text:span><text:span text:style-name="T2">مداد </text:span><text:span text:style-name="T3">medād  карандаш<text:line-break/></text:span><text:span text:style-name="T2">مدتهاست </text:span><text:span text:style-name="T3">moddat-hāst  давно<text:line-break/></text:span><text:span text:style-name="T2">مدرسه </text:span><text:span text:style-name="T3">madreseh школа<text:line-break/></text:span><text:span text:style-name="T2">مدیر </text:span><text:span text:style-name="T3">modi:r  менеджер, управляющий<text:line-break/></text:span><text:span text:style-name="T2">مراقبت کردن  </text:span><text:span text:style-name="T3">morāqebat kardan  присматривать за, заботиться о       <text:line-break/></text:span><text:span text:style-name="T2">مرد </text:span><text:span text:style-name="T3">mard  мужчина<text:line-break/></text:span><text:span text:style-name="T2">مرداد </text:span><text:span text:style-name="T3">mordād  мордад (23 июля – 22 августа)<text:line-break/></text:span><text:span text:style-name="T2">مرغ  </text:span><text:span text:style-name="T3">morq курица<text:line-break/></text:span><text:span text:style-name="T2">مرکزی  </text:span><text:span text:style-name="T3">markazi центральный<text:line-break/></text:span><text:span text:style-name="T2">مسابقه </text:span><text:span text:style-name="T3">mosābeqeh  матч<text:line-break/></text:span><text:span text:style-name="T2">مسافر  </text:span><text:span text:style-name="T3">mosāfer пассажир</text:span></text:p>
      <text:p text:style-name="P1"><text:span text:style-name="T2">مشکی </text:span><text:span text:style-name="T3">meški:  черный <text:line-break/></text:span><text:span text:style-name="T2">مشق </text:span><text:span text:style-name="T3">mašq  домашняя работа; </text:span><text:span text:style-name="T2">مشق نوشتن </text:span><text:span text:style-name="T3">mašq neveštan – сделать домашнюю работу<text:line-break/></text:span><text:span text:style-name="T2">معرفی کردن  </text:span><text:span text:style-name="T3">moarefi kardan ввести (сделать известным)<text:line-break/></text:span><text:span text:style-name="T2">معلم </text:span><text:span text:style-name="T3">moallem  учитель<text:line-break/></text:span><text:span text:style-name="T2">مغازه </text:span><text:span text:style-name="T3">maqāzeh  магазин<text:line-break/></text:span><text:span text:style-name="T2">مغازه دار </text:span><text:span text:style-name="T3">maqāzedār – продавец<text:line-break/></text:span><text:span text:style-name="T2">مقداری  </text:span><text:span text:style-name="T3">meqdāri немного<text:line-break/></text:span><text:span text:style-name="T2">مکانک </text:span><text:span text:style-name="T3">mekānik  механик<text:line-break/></text:span><text:span text:style-name="T2">من  </text:span><text:span text:style-name="T3">man – я<text:line-break/></text:span><text:soft-page-break/><text:span text:style-name="T2">موتور سیکلت </text:span><text:span text:style-name="T3">motor siklet  мотоцикл   <text:line-break/></text:span><text:span text:style-name="T2">موش </text:span><text:span text:style-name="T3">mu:š мышь<text:line-break/></text:span><text:span text:style-name="T2">مه  </text:span><text:span text:style-name="T3">meh туман<text:line-break/></text:span><text:span text:style-name="T2">مهاجرت کردن  </text:span><text:span text:style-name="T3">mohājerat kardan  переселяться<text:line-break/></text:span><text:span text:style-name="T2">مهتاب </text:span><text:span text:style-name="T3">mahtāb лунный свет<text:line-break/></text:span><text:span text:style-name="T2">مهر  </text:span><text:span text:style-name="T3">mehr  мехр (23 сентября – 22 октября)<text:line-break/></text:span><text:span text:style-name="T2">مهمان  </text:span><text:span text:style-name="T3">mehmān гость<text:line-break/></text:span><text:span text:style-name="T2">ميان  </text:span><text:span text:style-name="T3">miyān среди<text:line-break/></text:span><text:span text:style-name="T2">میز </text:span><text:span text:style-name="T3">mi:z стол<text:line-break/></text:span><text:span text:style-name="T2">ميزبان  </text:span><text:span text:style-name="T3">mizbān хозяин<text:line-break/></text:span><text:span text:style-name="T2">ن</text:span><text:span text:style-name="T3"><text:line-break/></text:span><text:span text:style-name="T2">ناپاک  </text:span><text:span text:style-name="T3">nāpāk грязный<text:line-break/></text:span><text:span text:style-name="T2">نارنجی </text:span><text:span text:style-name="T3">nārenji оранжевый<text:line-break/></text:span><text:span text:style-name="T2">ناگهان </text:span><text:span text:style-name="T3">nāgahān вдруг<text:line-break/></text:span><text:span text:style-name="T2">نام </text:span><text:span text:style-name="T3">nām   имя   <text:line-break/></text:span><text:span text:style-name="T2">نامه </text:span><text:span text:style-name="T3">nāmeh письмо<text:line-break/></text:span><text:span text:style-name="T2">نان  </text:span><text:span text:style-name="T3">nān  хлеб<text:line-break/></text:span><text:span text:style-name="T2">ناهار </text:span><text:span text:style-name="T3">nāhār обед<text:line-break/></text:span><text:span text:style-name="T2">نجات دادن </text:span><text:span text:style-name="T3">nejāt dādan  спасти<text:line-break/></text:span><text:span text:style-name="T2">نخست وزیر </text:span><text:span text:style-name="T3">naxost vazi:r  премьер-министр<text:line-break/></text:span><text:span text:style-name="T2">نخستين </text:span><text:span text:style-name="T3">naxostin    первый <text:line-break/></text:span><text:span text:style-name="T2">نشان دادن  </text:span><text:span text:style-name="T3">nešān dādan показывать<text:line-break/></text:span><text:span text:style-name="T2">نشستن </text:span><text:span text:style-name="T3">- </text:span><text:span text:style-name="T2">نشینـ </text:span><text:span text:style-name="T3">nešestan (nešin) сидеть; приземлиться<text:line-break/></text:span><text:span text:style-name="T2">نعلبكي  </text:span><text:span text:style-name="T3">na’lbaki блюдце<text:line-break/></text:span><text:span text:style-name="T2">نوشتن </text:span><text:span text:style-name="T3">neveštan  писать<text:line-break/></text:span><text:span text:style-name="T2">نفر </text:span><text:span text:style-name="T3">nafar  человек; люди<text:line-break/></text:span><text:span text:style-name="T2">به</text:span><text:span text:style-name="T3">... </text:span><text:span text:style-name="T2">نگاه کردن  </text:span><text:span text:style-name="T3">beh… negāh kardan посмотреть на…<text:line-break/></text:span><text:span text:style-name="T2">نوروز  </text:span><text:span text:style-name="T3">nowruz        новруз, иранский новый год<text:line-break/></text:span><text:span text:style-name="T2">نوشیدن </text:span><text:span text:style-name="T3">nu:šidan  пить<text:line-break/></text:span><text:span text:style-name="T2">نوکر  </text:span><text:span text:style-name="T3">nowkar слуга<text:line-break/></text:span><text:span text:style-name="T2">نویسنده </text:span><text:span text:style-name="T3">nevisandeh  писатель<text:line-break/></text:span><text:span text:style-name="T2">نیمساعت </text:span><text:span text:style-name="T3">nimsāat полчаса<text:line-break/></text:span><text:span text:style-name="T2">و</text:span><text:span text:style-name="T3"><text:line-break/></text:span><text:span text:style-name="T2">واکنش نشان دادن  </text:span><text:span text:style-name="T3">vākoneš nešān dādan – отреагировать<text:line-break/></text:span><text:span text:style-name="T2">والدین </text:span><text:span text:style-name="T3">vāledein – родители (в разговорном: </text:span><text:span text:style-name="T2">پدر و مادر </text:span><text:span text:style-name="T3">pedar-o- mādar) <text:line-break/></text:span><text:span text:style-name="T2">وزیدن </text:span><text:span text:style-name="T3">vazidan дуть</text:span></text:p>
      <text:p text:style-name="P1"><text:span text:style-name="T2">ه</text:span><text:span text:style-name="T3"><text:line-break/></text:span><text:span text:style-name="T2">هتل </text:span><text:span text:style-name="T3">hotel гостиница<text:line-break/></text:span><text:span text:style-name="T2">هدیه </text:span><text:span text:style-name="T3">hedyeh  подарок<text:line-break/></text:span><text:span text:style-name="T2">هر دو </text:span><text:span text:style-name="T3">hardo оба<text:line-break/></text:span><text:span text:style-name="T2">هفته </text:span><text:span text:style-name="T3">hafteh неделя; </text:span><text:span text:style-name="T2">این هفته </text:span><text:span text:style-name="T3">in hafteh – на этой неделе<text:line-break/></text:span><text:span text:style-name="T2">هل دادن </text:span><text:span text:style-name="T3">hol dādan толкнуть<text:line-break/></text:span><text:span text:style-name="T2">هم </text:span><text:span text:style-name="T3">ham тоже<text:line-break/></text:span><text:span text:style-name="T2">همان </text:span><text:span text:style-name="T3">hamān тот же самый<text:line-break/></text:span><text:span text:style-name="T2">همراهان‌ </text:span><text:span text:style-name="T3">hamrāhān спутники<text:line-break/></text:span><text:span text:style-name="T2">با</text:span><text:span text:style-name="T3">... </text:span><text:span text:style-name="T2">همکاری کردن </text:span><text:span text:style-name="T3">bā … hamkāri kardan  сотрудничать с кем-либо<text:line-break/></text:span><text:span text:style-name="T2">هم کلاسی </text:span><text:span text:style-name="T3">ham kelāsi: одноклассник<text:line-break/></text:span><text:span text:style-name="T2">هندسه  </text:span><text:span text:style-name="T3">hendese геометрия<text:line-break/></text:span><text:span text:style-name="T2">هندوانه </text:span><text:span text:style-name="T3">hendevāneh арбуз<text:line-break/></text:span><text:span text:style-name="T2">در این هنگام  </text:span><text:span text:style-name="T3">dar in hangām в это время<text:line-break/></text:span><text:span text:style-name="T2">هنگامی که </text:span><text:span text:style-name="T3">hangāmi ke когда (сложный союз)<text:line-break/></text:span><text:span text:style-name="T2">هنوز </text:span><text:span text:style-name="T3">hanuz еще<text:line-break/></text:span><text:span text:style-name="T2">هوا  </text:span><text:span text:style-name="T3">havā        погода; воздух<text:line-break/></text:span><text:span text:style-name="T2">هواپیما  </text:span><text:span text:style-name="T3">havāpeymā самолет<text:line-break/></text:span><text:span text:style-name="T2">هیچ </text:span><text:span text:style-name="T3">hič  никакой   <text:line-break/></text:span><text:span text:style-name="T2">هیچکس </text:span><text:span text:style-name="T3">hič kas  никто<text:line-break/></text:span><text:span text:style-name="T2">ی</text:span><text:span text:style-name="T3"><text:line-break/></text:span><text:span text:style-name="T2">یاد گرفتن </text:span><text:span text:style-name="T3">yād gereftan  изучать<text:line-break/></text:span><text:span text:style-name="T2">یعنی  </text:span><text:span text:style-name="T3">ya’ni то есть<text:line-break/></text:span><text:span text:style-name="T2">یک </text:span><text:span text:style-name="T3">yek – один; какой-то <text:line-break/></text:span><text:span text:style-name="T2">يكشنبه </text:span><text:span text:style-name="T3">yekšanbe воскресенье<text:line-break/></text:span><text:span text:style-name="T2">يكم </text:span><text:span text:style-name="T3">yekom    первый<text:line-break/></text:span><text:span text:style-name="T2">یکی </text:span><text:span text:style-name="T3">yeki – кто-то </text:span></text:p>
      <text:p text:style-name="P3">Числительные </text:p>
      <text:p text:style-name="P1"><text:span text:style-name="T3">1. yek  </text:span><text:span text:style-name="T2">یک</text:span><text:span text:style-name="T3"><text:line-break/>2. do </text:span><text:span text:style-name="T2">دو</text:span><text:span text:style-name="T3"><text:line-break/>3. seh </text:span><text:span text:style-name="T2">سه</text:span><text:span text:style-name="T3"><text:line-break/>4. čahār </text:span><text:span text:style-name="T2">چهار</text:span><text:span text:style-name="T3"><text:line-break/>5. panj </text:span><text:span text:style-name="T2">پنج</text:span><text:span text:style-name="T3"><text:line-break/>6. šeš </text:span><text:span text:style-name="T2">شش </text:span><text:span text:style-name="T3"><text:line-break/>7. haft </text:span><text:span text:style-name="T2">هفت </text:span><text:span text:style-name="T3"><text:line-break/>8. hašt </text:span><text:span text:style-name="T2">هشت</text:span><text:span text:style-name="T3"><text:line-break/>9. noh </text:span><text:span text:style-name="T2">نه </text:span><text:span text:style-name="T3"><text:line-break/>10. dah </text:span><text:span text:style-name="T2">ده</text:span><text:span text:style-name="T3"><text:line-break/></text:span><text:span text:style-name="T2">یازده </text:span><text:span text:style-name="T3">- 11 yāzdah    </text:span><text:span text:style-name="T2">دوازده – </text:span><text:span text:style-name="T3">12  davāzdah </text:span><text:span text:style-name="T2">سیزده – </text:span><text:span text:style-name="T3">13 sizdah<text:line-break/></text:span><text:span text:style-name="T2">چهارده </text:span><text:span text:style-name="T3">- 14 čahārdah </text:span><text:span text:style-name="T2">پانزده </text:span><text:span text:style-name="T3">- 15 pānzdah    </text:span><text:span text:style-name="T2">شانزده </text:span><text:span text:style-name="T3">- 16  šānzdah<text:line-break/></text:span><text:span text:style-name="T2">هفده </text:span><text:span text:style-name="T3">- 17  hefdah    </text:span><text:span text:style-name="T2">هجده </text:span><text:span text:style-name="T3">- 18  hejdah    </text:span><text:span text:style-name="T2">نوزده</text:span><text:span text:style-name="T3">- 19   nuzdah<text:line-break/></text:span><text:span text:style-name="T2">بیست </text:span><text:span text:style-name="T3">- 20  bist<text:line-break/></text:span><text:span text:style-name="T2">سی – </text:span><text:span text:style-name="T3">si: - 30         </text:span><text:span text:style-name="T2">چهل – </text:span><text:span text:style-name="T3">čehel – 40<text:line-break/></text:span><text:span text:style-name="T2">پنجاه – </text:span><text:span text:style-name="T3">panjāh – 50     </text:span><text:span text:style-name="T2">شصت – </text:span><text:span text:style-name="T3">šast - 60     </text:span><text:span text:style-name="T2">هفتاد – </text:span><text:span text:style-name="T3">haftād – 70<text:line-break/></text:span><text:span text:style-name="T2">هشتاد – </text:span><text:span text:style-name="T3">haštād – 80      </text:span><text:span text:style-name="T2">نود – </text:span><text:span text:style-name="T3">navad - 90     </text:span><text:span text:style-name="T2">صد – </text:span><text:span text:style-name="T3">sad – 100<text:line-break/>21 =  </text:span><text:span text:style-name="T2">بیست و یک   </text:span><text:span text:style-name="T3">bist-o- yek 22 = </text:span><text:span text:style-name="T2">بیست و دو  </text:span><text:span text:style-name="T3">bist-o- do <text:line-break/>23 = </text:span><text:span text:style-name="T2">بیست و سه   </text:span><text:span text:style-name="T3">bist-o- se     24 = </text:span><text:span text:style-name="T2">بیست و چهار  </text:span><text:span text:style-name="T3">bist-o- </text:span><text:soft-page-break/><text:span text:style-name="T3">čahār<text:line-break/></text:span><text:span text:style-name="T2">دویست </text:span><text:span text:style-name="T3">devist – 200<text:line-break/></text:span><text:span text:style-name="T2">سیصد </text:span><text:span text:style-name="T3">sisad – 300<text:line-break/></text:span><text:span text:style-name="T2">چهار صد </text:span><text:span text:style-name="T3">čahār sad – 400<text:line-break/></text:span><text:span text:style-name="T2">پانصد </text:span><text:span text:style-name="T3">pānsad – 500<text:line-break/>600 = </text:span><text:span text:style-name="T2">ششصد  </text:span><text:span text:style-name="T3">šeš sad<text:line-break/>700 = </text:span><text:span text:style-name="T2">هفتصد  </text:span><text:span text:style-name="T3">haft sad<text:line-break/>800 = </text:span><text:span text:style-name="T2">هشتصد  </text:span><text:span text:style-name="T3">hašt sad<text:line-break/>900 = </text:span><text:span text:style-name="T2">نهصد  </text:span><text:span text:style-name="T3">noh sad<text:line-break/>1000 = </text:span><text:span text:style-name="T2">هزار  </text:span><text:span text:style-name="T3">hezār<text:line-break/>10000 = </text:span><text:span text:style-name="T2">ده هزار </text:span><text:span text:style-name="T3">dah hezār<text:line-break/>100000 = </text:span><text:span text:style-name="T2">صد هزار  </text:span><text:span text:style-name="T3">sad hezār <text:line-break/>1000000 = </text:span><text:span text:style-name="T2">یک میلیون  </text:span><text:span text:style-name="T3">yek milyu:n<text:line-break/>601 = </text:span><text:span text:style-name="T2">ششصد و یک  </text:span><text:span text:style-name="T3">šeš sad-o-yek<text:line-break/>602 = </text:span><text:span text:style-name="T2">ششصد و دو  </text:span><text:span text:style-name="T3">šeš sad-o- do<text:line-break/>610 = </text:span><text:span text:style-name="T2">ششصد و ده  </text:span><text:span text:style-name="T3">šeš sad-o- dah<text:line-break/>625 = </text:span><text:span text:style-name="T2">ششصد و بیست و پنج  </text:span><text:span text:style-name="T3">šeš sad-o- bist-o- panj<text:line-break/>1587 = 1000+500+80+7 </text:span><text:span text:style-name="T2">هزار و پانصد و هشتاد و هفت  </text:span><text:span text:style-name="T3">hezār-o- pānsad-o- haštād-o- haft</text:span></text:p>
      <text:p text:style-name="P3">****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iri" svg:font-family="Amiri"/>
    <style:font-face style:name="Lato Black" svg:font-family="'Lato Black'"/>
    <style:font-face style:name="tahoma" svg:font-family="tahoma"/>
    <style:font-face style:name="Times New Roman" svg:font-family="'Times New Roman'" style:font-family-generic="roman"/>
    <style:font-face style:name="FreeSans" svg:font-family="FreeSans" style:font-family-generic="swiss"/>
    <style:font-face style:name="Noto Sans CJK SC Regular" svg:font-family="'Noto Sans CJK SC Regular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Amiri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Amiri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ato Black" fo:font-family="'Lato Black'" fo:font-size="14pt" style:font-name-asian="Noto Sans CJK SC Regular" style:font-family-asian="'Noto Sans CJK SC Regular'" style:font-family-generic-asian="swiss" style:font-size-asian="14pt" style:font-name-complex="FreeSans" style:font-family-complex="FreeSans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Noto Sans CJK SC Regular" style:font-family-asian="'Noto Sans CJK SC Regular'" style:font-family-generic-asian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name-asian="Noto Sans CJK SC Regular" style:font-family-asian="'Noto Sans CJK SC Regular'" style:font-family-generic-asian="swiss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Noto Sans CJK SC Regular" style:font-family-asian="'Noto Sans CJK SC Regular'" style:font-family-generic-asian="swiss"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in" fo:margin-bottom="0.5in" fo:margin-left="0.5in" fo:margin-right="0.5in" style:writing-mode="lr-tb" style:footnote-max-height="0in">
        <style:columns fo:column-count="3">
          <style:column style:rel-width="5132*" fo:start-indent="0in" fo:end-indent="0in"/>
          <style:column style:rel-width="5132*" fo:start-indent="0in" fo:end-indent="0in"/>
          <style:column style:rel-width="5134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09:29:54.254787765</meta:creation-date>
    <dc:date>2018-08-10T09:33:14.051752024</dc:date>
    <meta:editing-duration>PT2M3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8" meta:paragraph-count="25" meta:word-count="2777" meta:character-count="17689" meta:non-whitespace-character-count="14154"/>
  </office:meta>
</office:document-meta>
</file>